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20000035D25888B7F0C97293C.png" manifest:media-type="image/png"/>
  <manifest:file-entry manifest:full-path="Pictures/10000000000003D8000002E44758875169F69F06.png" manifest:media-type="image/png"/>
  <manifest:file-entry manifest:full-path="Pictures/10000201000004800000039FE9E725A7C4276015.png" manifest:media-type="image/png"/>
  <manifest:file-entry manifest:full-path="Pictures/10000201000003FD0000029AF2C35F8D8E36A2E4.png" manifest:media-type="image/png"/>
  <manifest:file-entry manifest:full-path="Pictures/100000000000055E0000029D2C3603493453C8B9.png" manifest:media-type="image/png"/>
  <manifest:file-entry manifest:full-path="Pictures/1000020100000331000002284C5B0F8009AE4991.png" manifest:media-type="image/png"/>
  <manifest:file-entry manifest:full-path="Pictures/10000000000004C1000003915A7C6ACA28FA3DB6.png" manifest:media-type="image/png"/>
  <manifest:file-entry manifest:full-path="Pictures/1000000000000442000002F5B15BD7A827D72D74.png" manifest:media-type="image/png"/>
  <manifest:file-entry manifest:full-path="Pictures/1000020100000618000003E83B02D64DB4224A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aesu G-400</text:p>
      <text:p text:style-name="Standard"/>
      <text:p text:style-name="Standard"><draw:frame draw:style-name="fr1" draw:name="image4.png" text:anchor-type="char" svg:x="0.4252in" svg:y="0.0008in" svg:width="8.5744in" svg:height="5.4957in" draw:z-index="8"><draw:image xlink:href="Pictures/1000020100000618000003E83B02D64DB4224A6A.png" xlink:type="simple" xlink:show="embed" xlink:actuate="onLoad" loext:mime-type="image/png"/></draw:frame></text:p>
      <text:p text:style-name="Standard"/>
      <text:p text:style-name="P1">Ham M</text:p>
      <text:p text:style-name="Standard"/>
      <text:p text:style-name="Standard"><draw:frame draw:style-name="fr1" draw:name="image2.png" text:anchor-type="char" svg:x="0.0429in" svg:y="0.0008in" svg:width="9.339in" svg:height="6.3091in" draw:z-index="7"><draw:image xlink:href="Pictures/1000020100000331000002284C5B0F8009AE4991.png" xlink:type="simple" xlink:show="embed" xlink:actuate="onLoad" loext:mime-type="image/png"/></draw:frame></text:p>
      <text:p text:style-name="P1">Ham M</text:p>
      <text:p text:style-name="Standard"><draw:frame draw:style-name="fr1" draw:name="image6.png" text:anchor-type="char" svg:x="0.0917in" svg:y="0.0008in" svg:width="9.2425in" svg:height="6.4181in" draw:z-index="6"><draw:image xlink:href="Pictures/1000000000000442000002F5B15BD7A827D72D74.png" xlink:type="simple" xlink:show="embed" xlink:actuate="onLoad" loext:mime-type="image/png"/></draw:frame></text:p>
      <text:p text:style-name="Standard"/>
      <text:p text:style-name="P1">Alliance HD-73</text:p>
      <text:p text:style-name="Standard"><draw:frame draw:style-name="fr1" draw:name="image9.png" text:anchor-type="char" svg:x="0.0992in" svg:y="0.0008in" svg:width="9.2256in" svg:height="4.4917in" draw:z-index="5"><draw:image xlink:href="Pictures/100000000000055E0000029D2C3603493453C8B9.png" xlink:type="simple" xlink:show="embed" xlink:actuate="onLoad" loext:mime-type="image/png"/></draw:frame></text:p>
      <text:p text:style-name="P1"/>
      <text:p text:style-name="Standard"><draw:frame draw:style-name="fr1" draw:name="image7.png" text:anchor-type="char" svg:x="0.3484in" svg:y="0.0008in" svg:width="8.7272in" svg:height="6.5472in" draw:z-index="4"><draw:image xlink:href="Pictures/10000000000004C1000003915A7C6ACA28FA3DB6.png" xlink:type="simple" xlink:show="embed" xlink:actuate="onLoad" loext:mime-type="image/png"/></draw:frame></text:p>
      <text:p text:style-name="P1"/>
      <text:p text:style-name="Standard"><draw:frame draw:style-name="fr1" draw:name="image1.png" text:anchor-type="char" svg:x="0.2862in" svg:y="0.0008in" svg:width="8.8535in" svg:height="5.7744in" draw:z-index="3"><draw:image xlink:href="Pictures/10000201000003FD0000029AF2C35F8D8E36A2E4.png" xlink:type="simple" xlink:show="embed" xlink:actuate="onLoad" loext:mime-type="image/png"/></draw:frame></text:p>
      <text:p text:style-name="P1"/>
      <text:p text:style-name="Standard"><draw:frame draw:style-name="fr1" draw:name="image8.png" text:anchor-type="char" svg:x="0.6689in" svg:y="0.0008in" svg:width="8.0882in" svg:height="6.5075in" draw:z-index="2"><draw:image xlink:href="Pictures/10000201000004800000039FE9E725A7C4276015.png" xlink:type="simple" xlink:show="embed" xlink:actuate="onLoad" loext:mime-type="image/png"/></draw:frame></text:p>
      <text:p text:style-name="P1"/>
      <text:p text:style-name="Standard"><draw:frame draw:style-name="fr1" draw:name="image5.png" text:anchor-type="char" svg:x="0.3256in" svg:y="0.0008in" svg:width="8.7728in" svg:height="6.5972in" draw:z-index="1"><draw:image xlink:href="Pictures/10000000000003D8000002E44758875169F69F06.png" xlink:type="simple" xlink:show="embed" xlink:actuate="onLoad" loext:mime-type="image/png"/></draw:frame></text:p>
      <text:p text:style-name="P1"><draw:frame draw:style-name="fr1" draw:name="image3.png" text:anchor-type="char" svg:x="0in" svg:y="0.0008in" svg:width="10.1492in" svg:height="6.65in" draw:z-index="0"><draw:image xlink:href="Pictures/10000000000005220000035D25888B7F0C9729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175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9" meta:paragraph-count="4" meta:word-count="8" meta:character-count="35" meta:non-whitespace-character-count="31"/>
    <meta:generator>LibreOfficeDev/6.0.5.2$Linux_X86_64 LibreOffice_project/</meta:generator>
  </office:meta>
</office:document-meta>
</file>